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ossierseps" style:family="table">
      <style:table-properties style:width="16.002cm" table:align="margins" style:writing-mode="lr-tb"/>
    </style:style>
    <style:style style:name="Dossierseps.A" style:family="table-column">
      <style:table-column-properties style:column-width="4.979cm" style:rel-column-width="2823*"/>
    </style:style>
    <style:style style:name="Dossierseps.B" style:family="table-column">
      <style:table-column-properties style:column-width="5.965cm" style:rel-column-width="3382*"/>
    </style:style>
    <style:style style:name="Dossierseps.C" style:family="table-column">
      <style:table-column-properties style:column-width="5.057cm" style:rel-column-width="2867*"/>
    </style:style>
    <style:style style:name="Dossier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ssierseps.C1" style:family="table-cell">
      <style:table-cell-properties fo:padding="0.097cm" fo:border="0.002cm solid #000000"/>
    </style:style>
    <style:style style:name="Dossierseps.A2" style:family="table-cell">
      <style:table-cell-properties fo:padding="0.097cm" fo:border-left="0.002cm solid #000000" fo:border-right="none" fo:border-top="none" fo:border-bottom="0.002cm solid #000000"/>
    </style:style>
    <style:style style:name="Dossiersep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4">
      <style:paragraph-properties style:writing-mode="lr-tb"/>
    </style:style>
    <style:style style:name="P7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9" style:family="paragraph" style:parent-style-name="header">
      <style:paragraph-properties style:writing-mode="lr-tb"/>
    </style:style>
    <style:style style:name="P10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1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2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4" style:family="paragraph" style:parent-style-name="WW-header">
      <style:paragraph-properties style:writing-mode="lr-tb"/>
    </style:style>
    <style:style style:name="P15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17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7.493cm" fo:margin-right="0cm" fo:text-indent="1.249cm" style:auto-text-indent="false" style:writing-mode="lr-tb"/>
    </style:style>
    <style:style style:name="P21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22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23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24" style:family="paragraph" style:parent-style-name="Table_20_Contents">
      <style:paragraph-properties fo:text-align="justify" style:justify-single-word="false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0pt" fo:language="fr" fo:country="FR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defautinsertionep66_origine"/>
      </text:user-field-decls>
      <text:p text:style-name="P22"><text:user-field-get text:name="structurereferente_lib_struc"/></text:p>
      <text:p text:style-name="P9"><text:user-field-get text:name="structurereferente_num_voie"/> <text:user-field-get text:name="structurereferente_type_voie"/> <text:user-field-get text:name="structurereferente_nom_voie"/></text:p>
      <text:p text:style-name="P9"><text:user-field-get text:name="structurereferente_code_postal"/> <text:user-field-get text:name="structurereferente_ville"/></text:p>
      <text:p text:style-name="P9"/>
      <text:p text:style-name="P9"/>
      <text:p text:style-name="P20">Le <text:date style:data-style-name="N76" text:date-value="2011-02-08T15:54:55" text:fixed="true">8 février 2011</text:date></text:p>
      <text:p text:style-name="P12"/>
      <text:p text:style-name="P10"/>
      <text:h text:style-name="P7" text:outline-level="8"/>
      <text:h text:style-name="P8" text:outline-level="8"><text:tab/><text:tab/><text:tab/><text:tab/><text:tab/> <text:s/><text:tab/> <text:s/></text:h>
      <text:h text:style-name="P6" text:outline-level="4"><text:span text:style-name="T1"><text:tab/></text:span>ORDRE DU JOUR DE SEANCE DU <text:user-field-get style:data-style-name="N38" text:name="seanceep_dateseance">samedi 30 décembre 1899</text:user-field-get></text:h>
      <text:p text:style-name="P23"><text:s text:c="5"/></text:p>
      <text:p text:style-name="P11"><text:tab/><text:span text:style-name="T2"> <text:s text:c="2"/></text:span></text:p>
      <text:p text:style-name="P13"/>
      <text:p text:style-name="P17"><text:tab/></text:p>
      <text:p text:style-name="P2"/>
      <text:p text:style-name="P16">Le 22 octobre 2010, à 9h00, l'Equipe Pluridisciplinaire Locale se réunira à la Maison Sociale de Proximité AGLY, en vue de procéder à l’examen des dossiers pour lesquels elle a été saisie en application des articles L.262-37, L.262-52 et L.262-53 et L.262-8 du Code de l'Action Sociale et des Familles.</text:p>
      <text:p text:style-name="P3"/>
      <text:p text:style-name="P1"><text:tab/><text:span text:style-name="T3">Ont confirmé leur présence :</text:span></text:p>
      <text:section text:style-name="Sect1" text:name="Reponses_confirme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><text:tab/><text:span text:style-name="T3">Ont décliné leur présence :</text:span></text:p>
      <text:section text:style-name="Sect1" text:name="Reponses_decline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21"/>
      <text:p text:style-name="P1"><text:tab/><text:span text:style-name="T3">N'ont pas renseigné leur présence :</text:span></text:p>
      <text:section text:style-name="Sect1" text:name="Reponses_nonrenseigne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21"/>
      <text:p text:style-name="P21"><text:tab/>N'ont pas renseigné leur présence :</text:p>
      <text:section text:style-name="Sect1" text:name="Reponses_remplacepar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/>
      <text:p text:style-name="P5">LES DOSSIERS A EXAMINER SONT LES SUIVANTS :</text:p>
      <text:p text:style-name="P4"/>
      <table:table table:name="Dossierseps" table:style-name="Dossierseps">
        <table:table-column table:style-name="Dossierseps.A"/>
        <table:table-column table:style-name="Dossierseps.B"/>
        <table:table-column table:style-name="Dossierseps.C"/>
        <table:table-header-rows>
          <table:table-row>
            <table:table-cell table:style-name="Dossierseps.A1" office:value-type="string">
              <text:p text:style-name="Table_20_Heading">Nom</text:p>
            </table:table-cell>
            <table:table-cell table:style-name="Dossierseps.A1" office:value-type="string">
              <text:p text:style-name="Table_20_Heading">Thématique</text:p>
            </table:table-cell>
            <table:table-cell table:style-name="Dossierseps.C1" office:value-type="string">
              <text:p text:style-name="Table_20_Heading">Origine</text:p>
            </table:table-cell>
          </table:table-row>
        </table:table-header-rows>
        <table:table-row>
          <table:table-cell table:style-name="Dossierseps.A2" office:value-type="string">
            <text:p text:style-name="P18"><text:user-field-get text:name="personne_nom"/> <text:user-field-get text:name="personne_prenom"/></text:p>
          </table:table-cell>
          <table:table-cell table:style-name="Dossierseps.A2" office:value-type="string">
            <text:p text:style-name="P18"><text:user-field-get text:name="dossierep_themeep"/></text:p>
          </table:table-cell>
          <table:table-cell table:style-name="Dossierseps.C2" office:value-type="string">
            <text:p text:style-name="P18"><text:user-field-get text:name="defautinsertionep66_origine"/></text:p>
          </table:table-cell>
        </table:table-row>
      </table:table>
      <text:p text:style-name="P5"/>
      <text:p text:style-name="P1"/>
      <text:p text:style-name="P14"/>
      <text:p text:style-name="P15"><text:tab/><text:tab/> <text:s text:c="28"/>Le Coordonnateur Technique,</text:p>
      <text:p text:style-name="P14"><text:tab/> <text:s text:c="85"/><text:span text:style-name="T4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Unix LibreOffice_project/330m19$Build-202</meta:generator>
    <dc:date>2011-05-25T11:43:47</dc:date>
    <dc:creator>gdumont </dc:creator>
    <meta:editing-duration>PT8H46M44S</meta:editing-duration>
    <meta:editing-cycles>40</meta:editing-cycles>
    <meta:document-statistic meta:table-count="1" meta:image-count="0" meta:object-count="0" meta:page-count="1" meta:paragraph-count="27" meta:word-count="110" meta:character-count="795"/>
  </office:meta>
</office:document-meta>
</file>